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c5e8d" officeooo:paragraph-rsid="000c5e8d" style:font-weight-asian="bold" style:font-weight-complex="bold"/>
    </style:style>
    <style:style style:name="P2" style:family="paragraph" style:parent-style-name="Standard">
      <style:text-properties fo:font-weight="bold" officeooo:rsid="000ec5f9" officeooo:paragraph-rsid="000ec5f9" style:font-weight-asian="bold" style:font-weight-complex="bold"/>
    </style:style>
    <style:style style:name="P3" style:family="paragraph" style:parent-style-name="Standard">
      <style:text-properties fo:font-weight="bold" officeooo:rsid="00103857" officeooo:paragraph-rsid="00103857" style:font-weight-asian="bold" style:font-weight-complex="bold"/>
    </style:style>
    <style:style style:name="P4" style:family="paragraph" style:parent-style-name="Standard">
      <style:text-properties fo:font-weight="bold" officeooo:rsid="00104081" officeooo:paragraph-rsid="00104081" style:font-weight-asian="bold" style:font-weight-complex="bold"/>
    </style:style>
    <style:style style:name="P5" style:family="paragraph" style:parent-style-name="Standard">
      <style:text-properties fo:font-weight="normal" officeooo:rsid="000c5e8d" officeooo:paragraph-rsid="000c5e8d" style:font-weight-asian="normal" style:font-weight-complex="normal"/>
    </style:style>
    <style:style style:name="P6" style:family="paragraph" style:parent-style-name="Standard">
      <style:text-properties fo:font-weight="normal" officeooo:rsid="000ec5f9" officeooo:paragraph-rsid="000ec5f9" style:font-weight-asian="normal" style:font-weight-complex="normal"/>
    </style:style>
    <style:style style:name="P7" style:family="paragraph" style:parent-style-name="Standard">
      <style:text-properties fo:font-weight="normal" officeooo:rsid="00103857" officeooo:paragraph-rsid="00103857" style:font-weight-asian="normal" style:font-weight-complex="normal"/>
    </style:style>
    <style:style style:name="P8" style:family="paragraph" style:parent-style-name="Standard">
      <style:text-properties fo:font-weight="normal" officeooo:rsid="00103857" officeooo:paragraph-rsid="00104081" style:font-weight-asian="normal" style:font-weight-complex="normal"/>
    </style:style>
    <style:style style:name="P9" style:family="paragraph" style:parent-style-name="Standard">
      <style:text-properties fo:font-weight="normal" officeooo:rsid="00104081" officeooo:paragraph-rsid="00104081" style:font-weight-asian="normal" style:font-weight-complex="normal"/>
    </style:style>
    <style:style style:name="P10" style:family="paragraph" style:parent-style-name="Standard">
      <style:text-properties fo:font-weight="normal" officeooo:rsid="00104081" officeooo:paragraph-rsid="00104081" style:font-weight-asian="normal" style:font-weight-complex="normal"/>
    </style:style>
    <style:style style:name="P11" style:family="paragraph" style:parent-style-name="Standard">
      <style:text-properties fo:font-weight="normal" officeooo:rsid="00138579" officeooo:paragraph-rsid="00138579" style:font-weight-asian="normal" style:font-weight-complex="normal"/>
    </style:style>
    <style:style style:name="P12" style:family="paragraph" style:parent-style-name="Standard">
      <style:text-properties fo:font-weight="bold" officeooo:rsid="00138579" officeooo:paragraph-rsid="0013857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04081" style:font-weight-asian="bold" style:font-weight-complex="bold"/>
    </style:style>
    <style:style style:name="T3" style:family="text">
      <style:text-properties officeooo:rsid="000db7e1"/>
    </style:style>
    <style:style style:name="T4" style:family="text">
      <style:text-properties officeooo:rsid="001040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boek Sven Boogmans 11319666</text:p>
      <text:p text:style-name="P1"/>
      <text:p text:style-name="P1"/>
      <text:p text:style-name="P1">- 04/06/18</text:p>
      <text:p text:style-name="P5">Overleg met de groep, kiezen van een dataset (gekozen voor de VAST challenge), vragen opgesteld voor de TA meeting.</text:p>
      <text:p text:style-name="P5"/>
      <text:p text:style-name="P1">- 05/06/18</text:p>
      <text:p text:style-name="P5">TA meeting, definitief gekozen voor VAST challenge als dataset. Pre-processing begonnen, git werkend krijgen, juiste software downloaden voor het project, de dataset downloaden, en de verschillende datatypes uit de dataset in kaart brengen.</text:p>
      <text:p text:style-name="P5"/>
      <text:p text:style-name="P5">-<text:span text:style-name="T1">06/06/18</text:span></text:p>
      <text:p text:style-name="P5">Groepsoverleg over pre-processing. Ervoor gekozen dat ieder zijn eigen pre processing doet, om er voor te zorgen dat iedereen gevoel krijgt voor de data. Gewerkt met pandas, een pandas dataframe gemaakt van de dataset (twee dataframes, een voor elke dataset).</text:p>
      <text:p text:style-name="P5"/>
      <text:p text:style-name="P5">-<text:span text:style-name="T1">07/06/18</text:span></text:p>
      <text:p text:style-name="P5">TA meeting, <text:span text:style-name="T3">debuggen van pre-processing, twee dataframes samenvoegen tot een dataframe, manueel data bewerken (oa. kolom namen logischer maken).</text:span></text:p>
      <text:p text:style-name="P5"/>
      <text:p text:style-name="P1">-<text:span text:style-name="T3">08/06/18</text:span></text:p>
      <text:p text:style-name="P6">Overleg met de groep, terugblikken op de pre processing week, en uitwisselen van gevonden rariteiten in de data. Functies schrijven waarmee scatterplots gemaakt kunnen worden (nog niet gesorteerd op chemical of sensor).</text:p>
      <text:p text:style-name="P6"/>
      <text:p text:style-name="P2">-11/06/18</text:p>
      <text:p text:style-name="P6">Functies waamee scatterplots gemaakt kunnen worden voor de windrichting en windsnelheid over de tijd. Vragen voorbereiden voor TA meeting volgende dag.</text:p>
      <text:p text:style-name="P6"/>
      <text:p text:style-name="P2">-12/06/18</text:p>
      <text:p text:style-name="P6">TA meeting. EDA: verdelen van taken. Ik ga me bezig houden met de sensor functioning. Begin maken met het scatterplotten van readings over tijd per sensor.</text:p>
      <text:p text:style-name="P6"/>
      <text:p text:style-name="P2">-13/06/18</text:p>
      <text:p text:style-name="P6">Scatterplotten van readings over tijd per sensor gelukt. Nu de analyse. Raar gedrag gezien voor sensor 4 en 9. Sensor 4 lijkt last te hebben van drifting, sensor 9 heeft een plotse sprijding in de data.</text:p>
      <text:p text:style-name="P6"/>
      <text:p text:style-name="P2">-14/06/18</text:p>
      <text:p text:style-name="P7">De plotjes net maken (as namen, juiste schaal etc.). Ook raar gedrag vinden voor sensor 3 (grotere spreiding) en 5 (geleidelijk groter worden van spreiding).</text:p>
      <text:p text:style-name="P7"/>
      <text:p text:style-name="P7">-<text:span text:style-name="T1">15/06/18</text:span></text:p>
      <text:p text:style-name="P7">Present findings in TA-meeting, planning maken met groepje en resultaten vergelijken (plotjes uitwisselen).</text:p>
      <text:p text:style-name="P7"/>
      <text:p text:style-name="P3">-17/06/18</text:p>
      <text:p text:style-name="P7">Resultaten verwerken in tekst voor verslag</text:p>
      <text:p text:style-name="P7"/>
      <text:p text:style-name="P3">-18/06/18</text:p>
      <text:p text:style-name="P7">Resultaten verwerken in tekst voor verslag</text:p>
      <text:p text:style-name="P3"><text:soft-page-break/>-19/06/18</text:p>
      <text:p text:style-name="P8">Het sorteren van de data in elke test periode (april, augustus, and december). <text:span text:style-name="T4">Functie die gemiddelde kan berekenen voor elke testperiode gegeven een dataframe.</text:span></text:p>
      <text:p text:style-name="P8"/>
      <text:p text:style-name="P8"><text:s/><text:span text:style-name="T1">-</text:span><text:span text:style-name="T2">20</text:span><text:span text:style-name="T1">/06/18</text:span></text:p>
      <text:p text:style-name="P9">Functies die voor elke chemical en sensor de standaard deviatie en het gemiddelde kan berekenen. De resultaten komen overeen met de resultaten uit de EDA, de standaard deviatie is groter voor sensor 3, gemiddelde stijgt bij sensor 4, standaard deviatie stijgt voor sensor 5, en stijgt plots voor sensor 9.</text:p>
      <text:p text:style-name="P9"/>
      <text:p text:style-name="P9">-<text:span text:style-name="T1">21/06/18 </text:span></text:p>
      <text:p text:style-name="P9">Resultaten presenteren bij TA meeting, beginnen aan eerste versie verslag (inleiding en resultaten voor de functioning of the sensors).</text:p>
      <text:p text:style-name="P9"/>
      <text:p text:style-name="P9"/>
      <text:p text:style-name="P1">-<text:span text:style-name="T4">22/06/18</text:span></text:p>
      <text:p text:style-name="P9">Inleiding verslag afmaken, en resultaten voor functioning sensors in het verslag verwerken.</text:p>
      <text:p text:style-name="P9"/>
      <text:p text:style-name="P9">-<text:span text:style-name="T1">25/06/18</text:span></text:p>
      <text:p text:style-name="P9">Beginnen aan de website. Opzetje gemaakt, experimenteren met bokeh importeren en op zoek gaan naar een hosting service (niet gevonden).</text:p>
      <text:p text:style-name="P9"/>
      <text:p text:style-name="P4">-26/06/18</text:p>
      <text:p text:style-name="P9">TA-meeting, 1e versie verslag bespreken, website laten zien, website verder afmaken, jump to linkjes toevoegen aan website.</text:p>
      <text:p text:style-name="P9"/>
      <text:p text:style-name="P9">-<text:span text:style-name="T1">27/06/18</text:span></text:p>
      <text:p text:style-name="P9">Bokeh plots toevoegen aan de <text:s/>website.</text:p>
      <text:p text:style-name="P9"/>
      <text:p text:style-name="P4">-28/06/18</text:p>
      <text:p text:style-name="P9">Feedback 1e versie verslag verwerken, laatste hand aan de website, python code opschonen.</text:p>
      <text:p text:style-name="P9"/>
      <text:p text:style-name="P11">Logboek Hidde Jessen 2541190</text:p>
      <text:p text:style-name="P11"/>
      <text:p text:style-name="P12">5-06 tot 9-06: </text:p>
      <text:p text:style-name="P11">bekend worden met de data, eerste plotjes maken en missing values/outliers vinden</text:p>
      <text:p text:style-name="P11"/>
      <text:p text:style-name="P12">10-06: </text:p>
      <text:p text:style-name="P11">bekend raken met Bokeh</text:p>
      <text:p text:style-name="P11"/>
      <text:p text:style-name="P11"><text:span text:style-name="T1">11-06:</text:span> </text:p>
      <text:p text:style-name="P11">Nieuwe plattegrond gemaakt van het gebied, functies geschreven die lijnen tussen grafieken en sensoren maken en hier een range van + of - x graden omheen aftekenen </text:p>
      <text:p text:style-name="P11"/>
      <text:p text:style-name="P11"><text:span text:style-name="T1">12-06:</text:span> </text:p>
      <text:p text:style-name="P11">oude grafieken omzetten naar Bokeh, begin maken van functie die effect van de windrichting onderzoekt: kijk of er een sensor tov een fabriek in de lijn van de windrichting ligt en of er op dit moment iets gebeurt met de gemeten waardes</text:p>
      <text:p text:style-name="P11"/>
      <text:p text:style-name="P11"><text:span text:style-name="T1">13-06 en 14-06:</text:span> </text:p>
      <text:p text:style-name="P11">studeren voor tentamen voor andere studie</text:p>
      <text:p text:style-name="P11"/>
      <text:p text:style-name="P11"><text:soft-page-break/><text:span text:style-name="T1">15-06 en 16-06</text:span> </text:p>
      <text:p text:style-name="P11">terug naar de EDA, grafiek voor elke sensor van elk stofje gemaakt, experimenteren met interactief maken van de grafieken. </text:p>
      <text:p text:style-name="P11"/>
      <text:p text:style-name="P11"><text:span text:style-name="T1">17-06:</text:span> </text:p>
      <text:p text:style-name="P11">grafieken samenvoegen + eerste plot obv windrichting</text:p>
      <text:p text:style-name="P11"/>
      <text:p text:style-name="P11"><text:span text:style-name="T1">18-06:</text:span> </text:p>
      <text:p text:style-name="P11">zo algemeen mogelijke functie schrijven voor plotter tov wind + documentatie bijwerken</text:p>
      <text:p text:style-name="P11"/>
      <text:p text:style-name="P11"><text:span text:style-name="T1">19-06:</text:span> </text:p>
      <text:p text:style-name="P11">Proberen grafieken interactief te maken, fouten uit eerdere grafieken gehaald, verschillende functies geschreven die hoeken tussen fabrieken en sensoren berekent</text:p>
      <text:p text:style-name="P11"/>
      <text:p text:style-name="P12">20-06: </text:p>
      <text:p text:style-name="P11">Momenten van overlap tussen windrichting en fabriek-&gt;sensor bepalen, op deze momenten de gemeten waardes bij de sensor bepalen en deze per fabriek plotten</text:p>
      <text:p text:style-name="P11"/>
      <text:p text:style-name="P11"><text:span text:style-name="T1">21-06:</text:span> </text:p>
      <text:p text:style-name="P11">Registreren van windoverlap verbeteren. Terug naar de basis en opnieuw opgebouwd. </text:p>
      <text:p text:style-name="P11"/>
      <text:p text:style-name="P11"><text:span text:style-name="T1">22-06:</text:span> </text:p>
      <text:p text:style-name="P11">Schrijven verslag </text:p>
      <text:p text:style-name="P11"/>
      <text:p text:style-name="P12">23-06 en 24-06: </text:p>
      <text:p text:style-name="P11">outliers registreren obv Standard error of the mean icm windrichting. Stuk code herschrijven zodat het geen 25 minuten meer nodig heeft om te runnen. Per grafiek het gemiddelde toevoegen, wordt geprobeerd hier een betrouwbaarheidsinterval omheen weer te geven, lukt nog niet helemaal</text:p>
      <text:p text:style-name="P11"/>
      <text:p text:style-name="P11"><text:span text:style-name="T1">25-06:</text:span> </text:p>
      <text:p text:style-name="P11">filter voor sensor 4 schrijven, plattegrond van de fabrieken en sensoren in bokeh schrijven ipv matplotlib</text:p>
      <text:p text:style-name="P11"/>
      <text:p text:style-name="P11"><text:span text:style-name="T1">26-06:</text:span> </text:p>
      <text:p text:style-name="P11">zoeken naar beantwoording van vraag 3, fabrieken aan chemicalien koppelen. Verschillende maten geprobeerd, extra loop ingebouwd om de gemiddelde readings bij overlap te kunnen vergelijken bij de overall gemiddelde readings.</text:p>
      <text:p text:style-name="P11"/>
      <text:p text:style-name="P11"><text:span text:style-name="T1">27-06 en 28-06:</text:span> </text:p>
      <text:p text:style-name="P11">comments bij code voegen, git opruimen verslag schrijven, resultaten verwerken en discussie schrijven. Klooien met tabellen in Lat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21:17:31.001690260</meta:creation-date>
    <dc:date>2018-06-28T22:22:33.856430895</dc:date>
    <meta:editing-duration>PT2M18S</meta:editing-duration>
    <meta:editing-cycles>3</meta:editing-cycles>
    <meta:generator>LibreOffice/5.1.6.2$Linux_X86_64 LibreOffice_project/10m0$Build-2</meta:generator>
    <meta:document-statistic meta:table-count="0" meta:image-count="0" meta:object-count="0" meta:page-count="3" meta:paragraph-count="74" meta:word-count="784" meta:character-count="5269" meta:non-whitespace-character-count="4536"/>
  </office:meta>
</office:document-meta>
</file>